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12_tuning" table:style-name="ta1">
        <table:shapes>
          <draw:frame draw:z-index="0" draw:style-name="gr1" draw:text-style-name="P1" svg:width="6.2988in" svg:height="3.5429in" svg:x="5.9421in" svg:y="0.1437in">
            <draw:object draw:notify-on-update-of-ranges="M_201028_FU_M23_T12_tuning.B1:M_201028_FU_M23_T12_tuning.B1 M_201028_FU_M23_T12_tuning.B2:M_201028_FU_M23_T12_tuning.B21 M_201028_FU_M23_T12_tuning.E1:M_201028_FU_M23_T12_tuning.E1 M_201028_FU_M23_T12_tuning.E2:M_201028_FU_M23_T12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4283776277635" calcext:value-type="float">
            <text:p>-0.019428377627764</text:p>
          </table:table-cell>
          <table:table-cell office:value-type="float" office:value="-7.09411221722256" calcext:value-type="float">
            <text:p>-7.0941122172225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8119354259988" calcext:value-type="float">
            <text:p>-0.020811935425999</text:p>
          </table:table-cell>
          <table:table-cell office:value-type="float" office:value="-7.30133101893069" calcext:value-type="float">
            <text:p>-7.3013310189306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0008415898369" calcext:value-type="float">
            <text:p>-0.016000841589837</text:p>
          </table:table-cell>
          <table:table-cell office:value-type="float" office:value="-7.46834096009934" calcext:value-type="float">
            <text:p>-7.4683409600993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2249812259407" calcext:value-type="float">
            <text:p>-0.018224981225941</text:p>
          </table:table-cell>
          <table:table-cell office:value-type="float" office:value="-7.60742815986044" calcext:value-type="float">
            <text:p>-7.6074281598604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5984435571182" calcext:value-type="float">
            <text:p>-0.015984435571182</text:p>
          </table:table-cell>
          <table:table-cell office:value-type="float" office:value="-7.72298961066644" calcext:value-type="float">
            <text:p>-7.7229896106664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448053928475" calcext:value-type="float">
            <text:p>-0.016448053928475</text:p>
          </table:table-cell>
          <table:table-cell office:value-type="float" office:value="-7.82333990954148" calcext:value-type="float">
            <text:p>-7.823339909541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0909465617903" calcext:value-type="float">
            <text:p>-0.01809094656179</text:p>
          </table:table-cell>
          <table:table-cell office:value-type="float" office:value="-7.90827981625302" calcext:value-type="float">
            <text:p>-7.9082798162530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91826036015" calcext:value-type="float">
            <text:p>-0.01991826036015</text:p>
          </table:table-cell>
          <table:table-cell office:value-type="float" office:value="-8.13657670880378" calcext:value-type="float">
            <text:p>-8.1365767088037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1221545849117" calcext:value-type="float">
            <text:p>-0.021122154584912</text:p>
          </table:table-cell>
          <table:table-cell office:value-type="float" office:value="-9.11387163668528" calcext:value-type="float">
            <text:p>-9.1138716366852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7118716508904" calcext:value-type="float">
            <text:p>-0.022711871650891</text:p>
          </table:table-cell>
          <table:table-cell office:value-type="float" office:value="-10.4037386506536" calcext:value-type="float">
            <text:p>-10.403738650653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6122748642467" calcext:value-type="float">
            <text:p>-0.021612274864247</text:p>
          </table:table-cell>
          <table:table-cell office:value-type="float" office:value="-11.1502447906122" calcext:value-type="float">
            <text:p>-11.15024479061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3115521244162" calcext:value-type="float">
            <text:p>-0.022311552124416</text:p>
          </table:table-cell>
          <table:table-cell office:value-type="float" office:value="-11.4852763034072" calcext:value-type="float">
            <text:p>-11.485276303407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8933781456083" calcext:value-type="float">
            <text:p>-0.020893378145608</text:p>
          </table:table-cell>
          <table:table-cell office:value-type="float" office:value="-11.6892402796357" calcext:value-type="float">
            <text:p>-11.689240279635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5847382460162" calcext:value-type="float">
            <text:p>-0.021584738246016</text:p>
          </table:table-cell>
          <table:table-cell office:value-type="float" office:value="-11.8217997826237" calcext:value-type="float">
            <text:p>-11.821799782623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3089701928758" calcext:value-type="float">
            <text:p>-0.021308970192876</text:p>
          </table:table-cell>
          <table:table-cell office:value-type="float" office:value="-11.9223525790508" calcext:value-type="float">
            <text:p>-11.922352579050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7521038378216" calcext:value-type="float">
            <text:p>-0.022752103837822</text:p>
          </table:table-cell>
          <table:table-cell office:value-type="float" office:value="-12.0086803884427" calcext:value-type="float">
            <text:p>-12.00868038844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8506514078177" calcext:value-type="float">
            <text:p>-0.023850651407818</text:p>
          </table:table-cell>
          <table:table-cell office:value-type="float" office:value="-12.0792192264756" calcext:value-type="float">
            <text:p>-12.079219226475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8301964451836" calcext:value-type="float">
            <text:p>-0.023830196445184</text:p>
          </table:table-cell>
          <table:table-cell office:value-type="float" office:value="-12.1447764777099" calcext:value-type="float">
            <text:p>-12.144776477709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7376994527659" calcext:value-type="float">
            <text:p>-0.023737699452766</text:p>
          </table:table-cell>
          <table:table-cell office:value-type="float" office:value="-12.2430593294424" calcext:value-type="float">
            <text:p>-12.243059329442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44106604474875" calcext:value-type="float">
            <text:p>-0.024410660447488</text:p>
          </table:table-cell>
          <table:table-cell office:value-type="float" office:value="-12.4400439098268" calcext:value-type="float">
            <text:p>-12.4400439098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7:51:36.186994064</dc:date>
    <meta:editing-duration>PT2M14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12_tuning.B1:M_201028_FU_M23_T12_tuning.B21 M_201028_FU_M23_T12_tuning.E1:M_201028_FU_M23_T12_tuning.E21" chart:data-source-has-labels="both" svg:x="0.32cm" svg:y="0.18cm" svg:width="12.376cm" svg:height="8.64cm">
          <chartooo:coordinate-region svg:x="1.524cm" svg:y="0.378cm" svg:width="10.986cm" svg:height="8.243cm"/>
          <chart:axis chart:dimension="x" chart:name="primary-x" chart:style-name="ch4" chartooo:axis-type="auto">
            <chartooo:date-scale/>
            <chart:categories table:cell-range-address="M_201028_FU_M23_T12_tuning.B2:M_201028_FU_M23_T12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12_tuning.E2:M_201028_FU_M23_T12_tuning.E21" chart:label-cell-address="M_201028_FU_M23_T12_tuning.E1:M_201028_FU_M23_T12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12_tuning.E1:M_201028_FU_M23_T12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12_tuning.B2:M_201028_FU_M23_T12_tuning.B21</svg:desc>
                </draw:g>
              </table:table-cell>
              <table:table-cell office:value-type="float" office:value="-0.0194283776277635">
                <text:p>-0.0194283776277635</text:p>
                <draw:g>
                  <svg:desc>M_201028_FU_M23_T12_tuning.E2:M_201028_FU_M23_T12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208119354259988">
                <text:p>-0.02081193542599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60008415898369">
                <text:p>-0.0160008415898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82249812259407">
                <text:p>-0.01822498122594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5984435571182">
                <text:p>-0.0159844355711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6448053928475">
                <text:p>-0.0164480539284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80909465617903">
                <text:p>-0.01809094656179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1991826036015">
                <text:p>-0.019918260360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211221545849117">
                <text:p>-0.02112215458491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227118716508904">
                <text:p>-0.02271187165089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216122748642467">
                <text:p>-0.02161227486424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223115521244162">
                <text:p>-0.02231155212441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208933781456083">
                <text:p>-0.02089337814560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215847382460162">
                <text:p>-0.02158473824601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213089701928758">
                <text:p>-0.02130897019287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227521038378216">
                <text:p>-0.02275210383782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238506514078177">
                <text:p>-0.02385065140781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238301964451836">
                <text:p>-0.02383019644518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237376994527659">
                <text:p>-0.02373769945276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244106604474875">
                <text:p>-0.0244106604474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